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172dd" officeooo:paragraph-rsid="001172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 should investigate a bit more about different types of interpolation, especially those that we have not talked about in the class [check the slides for the long list of different techniques] and Prepare a two page report about it.</text:p>
      <text:p text:style-name="P1"/>
      <text:p text:style-name="P1">Implement Lanczos interpolation using your own code to double the size of two input images which are your image and Obelix image. Compare your result visually [and comment on them] with the performance of readily available functions of nearest neighbor, bilinear, bicubic and spline interpolation techniques. Copy your code, your input image, and your output image in a word file. This page is not counted as part of your rep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110" meta:character-count="663" meta:non-whitespace-character-count="555"/>
    <meta:generator>LibreOffice/5.0.2.2$Linux_X86_64 LibreOffice_project/00m0$Build-2</meta:generator>
  </office:meta>
</office:document-meta>
</file>